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start" style:justify-single-word="false"/>
      <style:text-properties fo:font-size="14pt" style:font-size-asian="14pt" style:font-size-complex="14pt"/>
    </style:style>
    <style:style style:name="P5" style:family="paragraph" style:parent-style-name="Standard">
      <style:paragraph-properties>
        <style:tab-stops>
          <style:tab-stop style:position="18.733cm"/>
        </style:tab-stops>
      </style:paragraph-properties>
      <style:text-properties fo:font-size="14pt" style:font-size-asian="14pt" style:font-size-complex="14pt"/>
    </style:style>
    <style:style style:name="P6" style:family="paragraph" style:parent-style-name="Standard">
      <style:text-properties fo:font-size="14pt" officeooo:paragraph-rsid="0002c9d6" style:font-size-asian="14pt" style:font-size-complex="14pt"/>
    </style:style>
    <style:style style:name="P7" style:family="paragraph" style:parent-style-name="Standard">
      <style:text-properties fo:font-size="14pt" officeooo:rsid="000301c5" officeooo:paragraph-rsid="000301c5" style:font-size-asian="14pt" style:font-size-complex="14pt"/>
    </style:style>
    <style:style style:name="P8" style:family="paragraph" style:parent-style-name="Standard">
      <style:text-properties fo:font-size="14pt" fo:font-style="italic" style:font-size-asian="14pt" style:font-style-asian="italic" style:font-size-complex="14pt" style:font-style-complex="italic"/>
    </style:style>
    <style:style style:name="P9" style:family="paragraph" style:parent-style-name="Standard">
      <style:paragraph-properties fo:text-align="start" style:justify-single-word="false"/>
      <style:text-properties fo:font-size="14pt" fo:font-style="normal" fo:font-weight="normal" style:font-size-asian="12.25pt" style:font-style-asian="normal" style:font-weight-asian="normal" style:font-size-complex="14pt" style:font-style-complex="normal" style:font-weight-complex="normal"/>
    </style:style>
    <style:style style:name="P10" style:family="paragraph" style:parent-style-name="Standard">
      <style:text-properties fo:font-size="14pt"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style:text-properties fo:font-size="20pt" fo:font-style="normal" fo:font-weight="bold" style:font-size-asian="20pt" style:font-style-asian="normal" style:font-weight-asian="bold" style:font-size-complex="20pt" style:font-style-complex="normal" style:font-weight-complex="bold"/>
    </style:style>
    <style:style style:name="P13" style:family="paragraph" style:parent-style-name="Standard">
      <style:text-properties style:text-position="0% 100%" fo:font-size="14pt" fo:font-weight="normal"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style:text-position="0% 100%" fo:font-size="14pt" fo:font-style="normal" fo:font-weight="normal" style:font-size-asian="12.25pt" style:font-style-asian="normal" style:font-weight-asian="normal" style:font-size-complex="14pt" style:font-style-complex="normal" style:font-weight-complex="normal"/>
    </style:style>
    <style:style style:name="P15" style:family="paragraph" style:parent-style-name="Standard">
      <style:text-properties style:text-position="0% 100%" fo:font-size="14pt" style:font-size-asian="14pt" style:font-size-complex="14pt"/>
    </style:style>
    <style:style style:name="P16" style:family="paragraph" style:parent-style-name="Standard">
      <style:text-properties style:text-position="0% 100%" fo:font-size="14pt" officeooo:rsid="0002c9d6" officeooo:paragraph-rsid="0002c9d6" style:font-size-asian="14pt" style:font-size-complex="14pt"/>
    </style:style>
    <style:style style:name="P17" style:family="paragraph" style:parent-style-name="Standard">
      <style:paragraph-properties fo:text-align="start" style:justify-single-word="false"/>
      <style:text-properties style:text-position="0% 100%" style:font-name="Liberation Serif" fo:font-size="14pt" fo:font-style="normal" fo:font-weight="normal" style:font-name-asian="DejaVu Sans" style:font-size-asian="12.25pt" style:font-style-asian="normal" style:font-weight-asian="normal" style:font-name-complex="Lohit Hindi" style:font-size-complex="14pt" style:font-style-complex="normal" style:font-weight-complex="normal"/>
    </style:style>
    <style:style style:name="P18" style:family="paragraph" style:parent-style-name="Standard">
      <style:text-properties style:text-position="0% 100%" fo:font-size="14pt" fo:font-weight="normal" style:font-size-asian="14pt" style:font-weight-asian="normal" style:font-size-complex="14pt" style:font-weight-complex="normal"/>
    </style:style>
    <style:style style:name="P19" style:family="paragraph" style:parent-style-name="Standard">
      <style:text-properties style:text-position="0% 100%" fo:font-size="14pt" fo:font-weight="normal" officeooo:rsid="00052235" officeooo:paragraph-rsid="00052235"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style:text-position="0% 100%"/>
    </style:style>
    <style:style style:name="T3" style:family="text">
      <style:text-properties style:text-position="0% 100%" fo:font-weight="bold" style:font-weight-asian="bold" style:font-weight-complex="bold"/>
    </style:style>
    <style:style style:name="T4" style:family="text">
      <style:text-properties style:text-position="0% 100%" fo:font-style="normal" fo:font-weight="bold" style:font-style-asian="normal" style:font-weight-asian="bold" style:font-style-complex="normal" style:font-weight-complex="bold"/>
    </style:style>
    <style:style style:name="T5" style:family="text">
      <style:text-properties style:text-position="0% 100%" fo:font-style="normal" style:font-style-asian="normal" style:font-style-complex="normal"/>
    </style:style>
    <style:style style:name="T6" style:family="text">
      <style:text-properties style:text-position="0% 100%" officeooo:rsid="0002c9d6"/>
    </style:style>
    <style:style style:name="T7" style:family="text">
      <style:text-properties style:text-position="0% 100%" officeooo:rsid="0003562a"/>
    </style:style>
    <style:style style:name="T8" style:family="text">
      <style:text-properties style:text-position="super 58%"/>
    </style:style>
    <style:style style:name="T9" style:family="text">
      <style:text-properties style:font-name="Liberation Serif1" style:font-name-asian="Liberation Serif1" style:font-name-complex="Liberation Serif1"/>
    </style:style>
    <style:style style:name="T10" style:family="text">
      <style:text-properties style:font-name="Liberation Serif" style:font-name-asian="DejaVu Sans" style:font-name-complex="Lohit Hindi"/>
    </style:style>
    <style:style style:name="T11" style:family="text">
      <style:text-properties style:font-name="Liberation Serif" officeooo:rsid="00052235" style:font-name-asian="DejaVu Sans" style:font-name-complex="Lohit Hindi"/>
    </style:style>
    <style:style style:name="T12" style:family="text">
      <style:text-properties style:font-name="Liberation Serif" fo:font-weight="bold" style:font-name-asian="DejaVu Sans" style:font-weight-asian="bold" style:font-name-complex="Lohit Hindi" style:font-weight-complex="bold"/>
    </style:style>
    <style:style style:name="T13" style:family="text">
      <style:text-properties fo:font-weight="normal" style:font-weight-asian="normal" style:font-weight-complex="normal"/>
    </style:style>
    <style:style style:name="T14" style:family="text">
      <style:text-properties fo:font-weight="normal" officeooo:rsid="0002c9d6" style:font-weight-asian="normal" style:font-weight-complex="normal"/>
    </style:style>
    <style:style style:name="T15" style:family="text">
      <style:text-properties officeooo:rsid="0002c9d6"/>
    </style:style>
    <style:style style:name="T16" style:family="text">
      <style:text-properties officeooo:rsid="000329af"/>
    </style:style>
    <style:style style:name="T17" style:family="text">
      <style:text-properties officeooo:rsid="000522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2">Field Specification.</text:p>
      <text:p text:style-name="P1">Richard Parker <text:span text:style-name="T17">20.7</text:span>.2014</text:p>
      <text:p text:style-name="P8"/>
      <text:p text:style-name="P11">Section 1 – Introduction</text:p>
      <text:p text:style-name="P3"/>
      <text:p text:style-name="P6">This document specifies the <text:span text:style-name="T15">functions available in the field module.</text:span></text:p>
      <text:p text:style-name="P6"/>
      <text:p text:style-name="P6"><text:span text:style-name="T15">In general, this module </text:span>performs arithmetic with field elements, vectors and<text:span text:style-name="T15"> (to a lesser extent)</text:span> matrices over all fields of order less than 2<text:span text:style-name="T8">64</text:span><text:span text:style-name="T2">.</text:span></text:p>
      <text:p text:style-name="P6"/>
      <text:p text:style-name="P16">The module works by computing a large structure containing all sorts of data a look-up tables, whose structure is not described in this document. <text:s/>Here we concentrate on the elementary use of the module.</text:p>
      <text:p text:style-name="P13"/>
      <text:p text:style-name="P11">Section 2 – field.h and the data structures.</text:p>
      <text:p text:style-name="P3"/>
      <text:p text:style-name="P13">The field.h header file starts with the #define lines that the installation may need/want to change.</text:p>
      <text:p text:style-name="P13"/>
      <text:p text:style-name="P13">field.h provides the typedef's of uint64, uint32, uint16 and uint8 as unsigned integral types of the specified size in bits. <text:s/>It is not expected that meataxe-64 will operate with a system where they cannot all be defined.</text:p>
      <text:p text:style-name="P13"/>
      <text:p text:style-name="P13">A <text:span text:style-name="T1">FELT</text:span> is a field element, typedef'd in field.h. <text:s/>In meataxe-64 this is always a uint64, but the programmer is encouraged to use a FELT for a field element for programming clarity.</text:p>
      <text:p text:style-name="P13"/>
      <text:p text:style-name="P10"><text:span text:style-name="T2">The </text:span><text:span text:style-name="T3">FIELD</text:span><text:span text:style-name="T2"> structure is a public, defined structure, though frequently its internals are not of interest.</text:span></text:p>
      <text:p text:style-name="P13"/>
      <text:p text:style-name="P13">Once set, this data structure is read-only, and may be safely passed around to threads.<text:span text:style-name="T15"> <text:s/>It is position-independent and can be copied and still used.</text:span> <text:s/>The setting of the structure can take some time, and unnecessary repeated setting should be avoided.<text:span text:style-name="T15"> <text:s/>In a multi-threaded program, it usually resides in a moj - often moj 0.</text:span></text:p>
      <text:p text:style-name="P13"/>
      <text:p text:style-name="P13">field.h also typedef's <text:span text:style-name="T1">Dfmt</text:span><text:span text:style-name="T15"> t</text:span>o be a uint8. <text:s/>Most matrices are held in Dfmt, to which all the main functions can be applied<text:span text:style-name="T15">. <text:s/>Further formats will be defined in the HPMI.</text:span></text:p>
      <text:p text:style-name="P13"/>
      <text:p text:style-name="P19">There is also a DSPACE, which is basically a field and a dimension. <text:s/>A DSPACE struct can be <text:soft-page-break/>simply declared on the stack, and set with DSSet.</text:p>
      <text:p text:style-name="P4"/>
      <text:p text:style-name="P11">Section 3 – The field module interfaces.</text:p>
      <text:p text:style-name="P3"/>
      <text:p text:style-name="P3"><text:span text:style-name="T3">int FieldSet(uint64 fdef, FIELD * f, int flags)</text:span><text:span text:style-name="T2"> to set the FIELD structure f to work in the field specified by fdef. <text:s/>The fdef is an unsigned integer giving the order of the field. <text:s/>If fdef was a prime-power, a positive number is returned and if the fdef is invalid (not a prime power), -1 is returned. <text:s/>The area f provide here must be at least the size </text:span><text:span text:style-name="T6">FIELD</text:span><text:span text:style-name="T7">LEN</text:span><text:span text:style-name="T2">. <text:s/>The "flags" field must currently take the value zero</text:span><text:span text:style-name="T6"> and is reserved for future use.</text:span></text:p>
      <text:p text:style-name="P3"/>
      <text:p text:style-name="P10">The following six functions do not check their parameters. <text:s/>A FELT is always in the range 0 . . . (fdef-1)<text:span text:style-name="T17"> and has a meaning that is absolutely defined.</text:span></text:p>
      <text:p text:style-name="P10"/>
      <text:p text:style-name="P3"><text:span text:style-name="T1">FELT FieldAdd(const FIELD * f, <text:s/>FELT a, FELT b)</text:span> to add the field elements together in the field specified in the FIELD structure, so a+b is returned.</text:p>
      <text:p text:style-name="P3"/>
      <text:p text:style-name="P3"><text:span text:style-name="T1">FELT FieldNeg(const FIELD * f, FELT a)</text:span> to return the negative of the field element a in the field specified in the FIELD structure.</text:p>
      <text:p text:style-name="P3"/>
      <text:p text:style-name="P3"><text:span text:style-name="T1">FELT FieldSub(const FIELD * f, FELT a, <text:s/>FELT b)</text:span> to return the element a<text:span text:style-name="T9">−</text:span>b in the field specified in the FIELD structure.</text:p>
      <text:p text:style-name="P3"/>
      <text:p text:style-name="P3"><text:span text:style-name="T1">FELT FieldMul(const FIELD * f, FELT a, FELT b)</text:span> to multiply the field elements together in the field specified in the FIELD structure.</text:p>
      <text:p text:style-name="P3"/>
      <text:p text:style-name="P3"><text:span text:style-name="T1">FELT FieldInv(const FIELD * f, FELT a)</text:span> to return the inverse of the element a in the field specified in the FIELD structure. <text:s/>The FELT a must not be zero.</text:p>
      <text:p text:style-name="P3"/>
      <text:p text:style-name="P3"><text:span text:style-name="T3">FELT FieldDiv(const FIELD * f, FELT a, FELT b)</text:span><text:span text:style-name="T2"> to return a/b in the field specified in the FIELD <text:s/>structure. <text:s/>The FELT b must not be zero.</text:span></text:p>
      <text:p text:style-name="P15"/>
      <text:p text:style-name="P11">Section 4 – The DSPACE routines.</text:p>
      <text:p text:style-name="P3"/>
      <text:p text:style-name="P3">These routines provide for the normal manipulation of vectors (and, in some cases, matrices) packed in D-format. <text:s/>These routines are not designed for the highest performance, and should not be considered suitable for “cubic” work unless the HPMI routines are not available. The DSPACE structure itself is of constant size and can just be declared, though it is a pointer to it that is used by the routines.</text:p>
      <text:p text:style-name="P3"/>
      <text:p text:style-name="P3">It should be noted that D-format in memory is completely defined, and that there is no need, in principle, to use these routines. <text:s/>Sometimes their performance is inadequate and the program needs to handle the data directly, in which case any tables used internally by the field routine are fully specified and available. <text:s/>It should be noticed that, in all fields, binary zero of the <text:soft-page-break/>correct length is always the zero vector<text:span text:style-name="T17"> in Dfmt</text:span>. </text:p>
      <text:p text:style-name="P3"/>
      <text:p text:style-name="P3">These routines work on <text:span text:style-name="T1">valid</text:span><text:span text:style-name="T13"> input vectors only, and uninitialized memory may not be valid. <text:s/>The </text:span><text:span text:style-name="T14">space for the out</text:span><text:span text:style-name="T13">put of DAdd, DSub, DCpy and DCut may be uninitialized (somewhat heroically in the latter case), but DPak and DPaste must have a valid vector to put entries into. <text:s/>memset(ptr,0,bytes) is recommended to clear an area initially if it is to be populated with DPak or DPaste.</text:span></text:p>
      <text:p text:style-name="P3"/>
      <text:p text:style-name="P3"><text:span text:style-name="T1">void DSSet(const FIELD * f, uint64 noc, DSPACE * ds)</text:span><text:span text:style-name="T13"> to set the DSPACE structure ds ready for working in a vector space of dimension “noc” over the given field.</text:span></text:p>
      <text:p text:style-name="P3"/>
      <text:p text:style-name="P3"><text:span text:style-name="T1">FELT DUnpak(const DSPACE * ds, uint64 col, const Dfmt * d)</text:span> to return the element in the specified column of the row pointed to by d in the specified space.</text:p>
      <text:p text:style-name="P3"/>
      <text:p text:style-name="P3"><text:span text:style-name="T1">void DPak(const DSPACE * ds, uint64 col, Dfmt * d, FELT a)</text:span> to insert the given element a into the specified column of the row pointed to by d in the specified space.</text:p>
      <text:p text:style-name="P3"/>
      <text:p text:style-name="P3"><text:span text:style-name="T1">void DAdd(const DSPACE * ms, uint64 nor, const Dfmt * m1, const Dfmt * m2, Dfmt * m)</text:span> to add the matrix m1 and the matrix m2 (each nor rows in length) in the specified space and put the result into m. <text:s/>This routine is specified as being of “good” performance, suitable for Strassen. <text:s/>Any or all of the areas m, m1 and m2 may be the same, but they must not otherwise overlap.</text:p>
      <text:p text:style-name="P3"/>
      <text:p text:style-name="P5"><text:span text:style-name="T1">void DSub(const DSPACE * ms, uint64 nor, const Dfmt * m1, const Dfmt * m2, Dfmt * m)</text:span> to subtract the matrix m2 from the matrix m1 (i.e. compute m1<text:span text:style-name="T9">−m</text:span>2) in the specified space and put the result into m. <text:s/>This routine is specified as being of “good” performance, suitable for Strassen. <text:s/>Any or all of the areas m, m1 and m2 may be the same, but they must not otherwise overlap.</text:p>
      <text:p text:style-name="P3"/>
      <text:p text:style-name="P3"><text:span text:style-name="T1">void DSMad(const DSPACE * ds, FELT a, uint64 nor, const Dfmt * v1, Dfmt * v2)</text:span> to adds the scalar multiple of the "nor" vectors at v1 by a into v2. <text:s/>This is done at reasonable performance.</text:p>
      <text:p text:style-name="P3"/>
      <text:p text:style-name="P3"><text:span text:style-name="T1">void DSMul(const DSPACE * ds, FELT a, uint64 nor, Dfmt * m)</text:span> to multiply the matrix pointed to by m by the scalar (field element) a. <text:s/>This is done “in situ”, and at reasonable performance.</text:p>
      <text:p text:style-name="P3"/>
      <text:p text:style-name="P3"><text:span text:style-name="T1">uint64 DNzl(const DSPACE * ds, const Dfmt * v)</text:span> to return the column number of the first non-zero entry in the vector. <text:s/>ZEROROW (#defined in field.h) is returned if the row is entirely zero.</text:p>
      <text:p text:style-name="P3"/>
      <text:p text:style-name="P3"><text:span text:style-name="T3">void DCpy(const DSPACE * ms, const Dfmt * m1, uint64 nor, Dfmt * m2)</text:span><text:span text:style-name="T2"> to move nor rows of the matrix m1 to m2 in the specified space. <text:s/>The areas m1 and m2 may not overlap in </text:span><text:soft-page-break/><text:span text:style-name="T2">any way (memcpy is used). <text:s/>m1 is left unchanged.</text:span></text:p>
      <text:p text:style-name="P15"/>
      <text:p text:style-name="P3"><text:span text:style-name="T3">void DCut(const DSPACE * ms, uint64 nor, <text:s/>uint64 col, const Dfmt * m, const DSPACE * cbs, Dfmt * cb)</text:span><text:span text:style-name="T4"> </text:span><text:span text:style-name="T5">to take a section of columns of Dfmt matrix m, starting at the stated (col) column number and put them into the clipboard space cb. <text:s/>The selected columns are taken from the first nor rows of m, and the number of columns taken is specified by the dimension of cb (in cbs). <text:s/>If more columns are requested than exist in m, the surplus columns are set to zero in cb. </text:span></text:p>
      <text:p text:style-name="P15"/>
      <text:p text:style-name="P3"><text:span text:style-name="T3">void DPaste(const DSPACE * cbs, const Dfmt * cb, uint64 nor, uint64 col, const DSPACE * ms, Dfmt * m) </text:span><text:span text:style-name="T2">to take nor rows from the clipboard matrix cb and paste them starting at column col into the matrix m. <text:s/>If more columns are supplied than exist in m, the surplus columns are discarded.</text:span></text:p>
      <text:p text:style-name="P3"/>
      <text:p text:style-name="P7"><text:span text:style-name="T1">Dfmt * DPAdv(const DSPACE * ds, uint64 nor, const Dfmt * d)</text:span><text:span text:style-name="T16"> to return a pointer that is starts at the specified row of the matrix d. <text:s/>A matrix consists of a string of vectors, where every vector consists of precisely ds-&gt;nob bytes. <text:s/>Notice that nor is unsigned.</text:span></text:p>
      <text:p text:style-name="P7"/>
      <text:p text:style-name="P7"><text:span text:style-name="T1">Dfmt * DPInc(const DSPACE * ds, const Dfmt * d)</text:span><text:span text:style-name="T16"> to produce a pointer to the next row after the one pointed to by d. <text:s/>This is equivalent to DPAdv(ds,1,d).</text:span></text:p>
      <text:p text:style-name="P7"/>
      <text:p text:style-name="P12">Section 5 - Other functions.</text:p>
      <text:p text:style-name="P9"/>
      <text:p text:style-name="P14"><text:span text:style-name="T12">uint8 * AlignMalloc(size_t bytes)</text:span><text:span text:style-name="T10"> allocates memory aligned to the </text:span><text:span text:style-name="T11">page - currently 4096</text:span><text:span text:style-name="T10">. <text:s/>If this routine is used to allocate memory, the following routine must be used to free it. <text:s/></text:span></text:p>
      <text:p text:style-name="P17"/>
      <text:p text:style-name="P14"><text:span text:style-name="T12">void AlignFree(uint8 * ptr)</text:span><text:span text:style-name="T10"> frees memory that was allocated by AlignMallo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5-07-20T05:17:18.188691714</dc:date>
    <meta:editing-duration>P3DT23H56M3S</meta:editing-duration>
    <meta:editing-cycles>374</meta:editing-cycles>
    <meta:generator>LibreOffice/4.2.8.2$Linux_X86_64 LibreOffice_project/420m0$Build-2</meta:generator>
    <meta:printed-by>User </meta:printed-by>
    <meta:print-date>2012-07-06T16:23:45</meta:print-date>
    <meta:document-statistic meta:table-count="0" meta:image-count="0" meta:object-count="0" meta:page-count="4" meta:paragraph-count="44" meta:word-count="1442" meta:character-count="7958" meta:non-whitespace-character-count="6511"/>
  </office:meta>
</office:document-meta>
</file>